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e7d2" officeooo:paragraph-rsid="0002e7d2" style:font-weight-asian="bold" style:font-weight-complex="bold"/>
    </style:style>
    <style:style style:name="P2" style:family="paragraph" style:parent-style-name="Heading_20_1">
      <style:paragraph-properties fo:text-align="center" style:justify-single-word="false"/>
      <style:text-properties officeooo:rsid="00071047" officeooo:paragraph-rsid="0007104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2" text:outline-level="1">Math 110 Survey</text:h>
      <text:p text:style-name="P1">Q1: <text:span text:style-name="T1">What is your major / career aspirations?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Q2:<text:span text:style-name="T1"> Do you think statistics is useful for your future career?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Q3:<text:span text:style-name="T1"> How technologically literate are you? Are you able to use a spreadsheet applications (like </text:span><text:span text:style-name="T2">LibreOffice Calc</text:span><text:span text:style-name="T3">, </text:span><text:span text:style-name="T2">Microsoft Excel</text:span><text:span text:style-name="T3">, or </text:span><text:span text:style-name="T2">Numbers</text:span><text:span text:style-name="T1">)? Can you code?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/>
      <text:p text:style-name="P1"/>
      <text:p text:style-name="P1">Q4:<text:span text:style-name="T1"> Are you good at math? What is your most recent math class?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Q5: <text:span text:style-name="T1">What grade (A, B+, B, etc.) do you </text:span><text:span text:style-name="T2">think</text:span><text:span text:style-name="T3"> you will earn? (Not the grade you </text:span><text:span text:style-name="T2">want</text:span><text:span text:style-name="T3"> to ear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6:22:09.583671286</meta:creation-date>
    <dc:date>2017-09-02T16:28:20.186952135</dc:date>
    <meta:editing-duration>PT6M10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6" meta:word-count="79" meta:character-count="431" meta:non-whitespace-character-count="357"/>
  </office:meta>
</office:document-meta>
</file>